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10741"/>
    </style:style>
    <style:style style:name="P2" style:family="paragraph" style:parent-style-name="Text_20_body">
      <style:text-properties officeooo:rsid="0001bb84" officeooo:paragraph-rsid="0001bb84"/>
    </style:style>
    <style:style style:name="P3" style:family="paragraph" style:parent-style-name="Text_20_body">
      <style:text-properties officeooo:rsid="0005cf39" officeooo:paragraph-rsid="0005cf39"/>
    </style:style>
    <style:style style:name="P4" style:family="paragraph" style:parent-style-name="Text_20_body">
      <style:text-properties officeooo:rsid="0007826e" officeooo:paragraph-rsid="000971ef"/>
    </style:style>
    <style:style style:name="P5" style:family="paragraph" style:parent-style-name="Text_20_body">
      <style:text-properties officeooo:rsid="0014591e" officeooo:paragraph-rsid="0014591e"/>
    </style:style>
    <style:style style:name="P6" style:family="paragraph" style:parent-style-name="Text_20_body">
      <style:text-properties officeooo:rsid="0016ab2f" officeooo:paragraph-rsid="0016ab2f"/>
    </style:style>
    <style:style style:name="P7" style:family="paragraph" style:parent-style-name="Text_20_body">
      <style:text-properties officeooo:rsid="00188dc8" officeooo:paragraph-rsid="00188dc8"/>
    </style:style>
    <style:style style:name="P8" style:family="paragraph" style:parent-style-name="Text_20_body">
      <style:text-properties officeooo:rsid="001b3ac4" officeooo:paragraph-rsid="001b3ac4"/>
    </style:style>
    <style:style style:name="P9" style:family="paragraph" style:parent-style-name="Text_20_body">
      <style:text-properties officeooo:rsid="0032b516" officeooo:paragraph-rsid="001ed03d"/>
    </style:style>
    <style:style style:name="P10" style:family="paragraph" style:parent-style-name="Text_20_body">
      <style:text-properties officeooo:rsid="0022158b" officeooo:paragraph-rsid="001ed03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319db" officeooo:paragraph-rsid="001ed03d" style:font-weight-asian="bold" style:font-weight-complex="bold"/>
    </style:style>
    <style:style style:name="P13" style:family="paragraph" style:parent-style-name="Text_20_body">
      <style:text-properties fo:font-weight="bold" officeooo:rsid="0024ee91" officeooo:paragraph-rsid="001ed03d" style:font-weight-asian="bold" style:font-weight-complex="bold"/>
    </style:style>
    <style:style style:name="P14" style:family="paragraph" style:parent-style-name="Text_20_body">
      <style:text-properties fo:font-weight="normal" officeooo:rsid="002eb705" officeooo:paragraph-rsid="001ed03d" style:font-weight-asian="normal" style:font-weight-complex="normal"/>
    </style:style>
    <style:style style:name="P15" style:family="paragraph" style:parent-style-name="Text_20_body">
      <style:text-properties fo:font-weight="normal" officeooo:rsid="00275f34" officeooo:paragraph-rsid="001ed03d" style:font-weight-asian="normal" style:font-weight-complex="normal"/>
    </style:style>
    <style:style style:name="P16" style:family="paragraph" style:parent-style-name="Text_20_body">
      <style:text-properties fo:font-weight="normal" officeooo:rsid="002941cb" officeooo:paragraph-rsid="001ed03d" style:font-weight-asian="normal" style:font-weight-complex="normal"/>
    </style:style>
    <style:style style:name="P17" style:family="paragraph" style:parent-style-name="Text_20_body">
      <style:text-properties fo:font-weight="normal" officeooo:rsid="002fa80d" officeooo:paragraph-rsid="001ed03d" style:font-weight-asian="normal" style:font-weight-complex="normal"/>
    </style:style>
    <style:style style:name="P18" style:family="paragraph" style:parent-style-name="Text_20_body">
      <style:text-properties fo:font-weight="normal" officeooo:rsid="002aed99" officeooo:paragraph-rsid="001ed03d" style:font-weight-asian="normal" style:font-weight-complex="normal"/>
    </style:style>
    <style:style style:name="P19" style:family="paragraph" style:parent-style-name="Text_20_body">
      <style:text-properties fo:font-style="normal" fo:font-weight="normal" officeooo:rsid="002eb705" officeooo:paragraph-rsid="001ed03d" style:font-style-asian="normal" style:font-weight-asian="normal" style:font-style-complex="normal" style:font-weight-complex="normal"/>
    </style:style>
    <style:style style:name="P20" style:family="paragraph" style:parent-style-name="Text_20_body">
      <style:text-properties officeooo:paragraph-rsid="001ed03d"/>
    </style:style>
    <style:style style:name="P21" style:family="paragraph" style:parent-style-name="Text_20_body">
      <style:text-properties officeooo:rsid="00383bc0" officeooo:paragraph-rsid="001ed03d"/>
    </style:style>
    <style:style style:name="P22" style:family="paragraph" style:parent-style-name="Text_20_body">
      <style:text-properties fo:font-size="13pt" officeooo:rsid="0022158b" officeooo:paragraph-rsid="00204704" style:font-size-asian="13pt" style:font-size-complex="13pt"/>
    </style:style>
    <style:style style:name="P23" style:family="paragraph" style:parent-style-name="Text_20_body">
      <style:text-properties officeooo:rsid="001762ce" officeooo:paragraph-rsid="00204704"/>
    </style:style>
    <style:style style:name="P24" style:family="paragraph" style:parent-style-name="Text_20_body">
      <style:text-properties officeooo:rsid="00396ff6" officeooo:paragraph-rsid="00204704"/>
    </style:style>
    <style:style style:name="P25" style:family="paragraph" style:parent-style-name="Text_20_body">
      <style:text-properties officeooo:rsid="003ba20b" officeooo:paragraph-rsid="00204704"/>
    </style:style>
    <style:style style:name="P26" style:family="paragraph" style:parent-style-name="Text_20_body">
      <style:text-properties fo:font-style="italic" officeooo:paragraph-rsid="00207573" style:font-style-asian="italic" style:font-style-complex="italic"/>
    </style:style>
    <style:style style:name="P27" style:family="paragraph" style:parent-style-name="Text_20_body">
      <style:text-properties officeooo:paragraph-rsid="00207573"/>
    </style:style>
    <style:style style:name="P28" style:family="paragraph" style:parent-style-name="Heading_20_1">
      <style:text-properties officeooo:rsid="00010741" officeooo:paragraph-rsid="00010741"/>
    </style:style>
    <style:style style:name="P29" style:family="paragraph" style:parent-style-name="Heading_20_1">
      <style:text-properties officeooo:rsid="000c1657" officeooo:paragraph-rsid="000c1657"/>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2">
      <style:text-properties officeooo:rsid="00127b13" officeooo:paragraph-rsid="00127b13"/>
    </style:style>
    <style:style style:name="P32" style:family="paragraph" style:parent-style-name="Heading_20_2">
      <style:text-properties officeooo:rsid="001d1c2c" officeooo:paragraph-rsid="001d974d"/>
    </style:style>
    <style:style style:name="P33" style:family="paragraph" style:parent-style-name="Heading_20_2">
      <style:text-properties officeooo:rsid="0010ba7e" officeooo:paragraph-rsid="00127b13"/>
    </style:style>
    <style:style style:name="P34" style:family="paragraph" style:parent-style-name="Heading_20_2">
      <style:text-properties officeooo:rsid="0027bddf" officeooo:paragraph-rsid="0027bddf"/>
    </style:style>
    <style:style style:name="P35" style:family="paragraph" style:parent-style-name="Heading_20_2">
      <style:text-properties officeooo:rsid="004398b7" officeooo:paragraph-rsid="004398b7"/>
    </style:style>
    <style:style style:name="P36" style:family="paragraph" style:parent-style-name="Heading_20_2">
      <style:text-properties officeooo:rsid="0043d483" officeooo:paragraph-rsid="0043d483"/>
    </style:style>
    <style:style style:name="P37" style:family="paragraph" style:parent-style-name="Heading_20_3">
      <style:text-properties officeooo:rsid="005736df" officeooo:paragraph-rsid="005736df"/>
    </style:style>
    <style:style style:name="P38" style:family="paragraph" style:parent-style-name="Heading_20_3">
      <style:text-properties officeooo:rsid="005e4076" officeooo:paragraph-rsid="005e4076"/>
    </style:style>
    <style:style style:name="P39" style:family="paragraph" style:parent-style-name="Heading_20_3">
      <style:text-properties officeooo:rsid="005f5a6e" officeooo:paragraph-rsid="005f5a6e"/>
    </style:style>
    <style:style style:name="P40" style:family="paragraph" style:parent-style-name="Text_20_body" style:list-style-name="L1">
      <style:text-properties officeooo:rsid="001a5c77" officeooo:paragraph-rsid="00204704"/>
    </style:style>
    <style:style style:name="P41" style:family="paragraph" style:parent-style-name="Text_20_body" style:list-style-name="L1">
      <style:text-properties officeooo:rsid="0018d3a8" officeooo:paragraph-rsid="00204704"/>
    </style:style>
    <style:style style:name="P42" style:family="paragraph" style:parent-style-name="Text_20_body">
      <style:text-properties fo:font-size="13pt" officeooo:rsid="003ec8d8" officeooo:paragraph-rsid="00204704" style:font-size-asian="13pt" style:font-size-complex="13pt"/>
    </style:style>
    <style:style style:name="P43" style:family="paragraph" style:parent-style-name="Text_20_body" style:list-style-name="L2">
      <style:text-properties officeooo:rsid="0025ae27" officeooo:paragraph-rsid="0025ae27"/>
    </style:style>
    <style:style style:name="P44" style:family="paragraph" style:parent-style-name="Text_20_body" style:list-style-name="L3">
      <style:text-properties officeooo:rsid="0027bddf" officeooo:paragraph-rsid="0027bddf"/>
    </style:style>
    <style:style style:name="P45" style:family="paragraph" style:parent-style-name="Text_20_body" style:list-style-name="L4">
      <style:text-properties officeooo:rsid="0027bddf" officeooo:paragraph-rsid="0027bddf"/>
    </style:style>
    <style:style style:name="P46" style:family="paragraph" style:parent-style-name="Text_20_body">
      <style:text-properties officeooo:paragraph-rsid="0027bddf"/>
    </style:style>
    <style:style style:name="P47" style:family="paragraph" style:parent-style-name="Text_20_body" style:list-style-name="L4">
      <style:text-properties officeooo:paragraph-rsid="0027bddf"/>
    </style:style>
    <style:style style:name="P48" style:family="paragraph" style:parent-style-name="Text_20_body" style:list-style-name="L5">
      <style:text-properties officeooo:rsid="0027ddba" officeooo:paragraph-rsid="0027ddba"/>
    </style:style>
    <style:style style:name="P49" style:family="paragraph" style:parent-style-name="Text_20_body" style:list-style-name="L5">
      <style:text-properties officeooo:rsid="00296c59" officeooo:paragraph-rsid="00296c59"/>
    </style:style>
    <style:style style:name="P50" style:family="paragraph" style:parent-style-name="Text_20_body" style:list-style-name="L5">
      <style:text-properties officeooo:rsid="002a96ee" officeooo:paragraph-rsid="002a96ee"/>
    </style:style>
    <style:style style:name="P51" style:family="paragraph" style:parent-style-name="Text_20_body" style:list-style-name="L5">
      <style:text-properties officeooo:rsid="002bc511" officeooo:paragraph-rsid="002bc511"/>
    </style:style>
    <style:style style:name="P52" style:family="paragraph" style:parent-style-name="Text_20_body" style:list-style-name="L6">
      <style:text-properties officeooo:rsid="002d603a" officeooo:paragraph-rsid="002d603a"/>
    </style:style>
    <style:style style:name="P53" style:family="paragraph" style:parent-style-name="Text_20_body" style:list-style-name="L3">
      <style:text-properties officeooo:rsid="002ee700" officeooo:paragraph-rsid="002ee700"/>
    </style:style>
    <style:style style:name="P54" style:family="paragraph" style:parent-style-name="Text_20_body" style:list-style-name="L6">
      <style:text-properties officeooo:rsid="00305622" officeooo:paragraph-rsid="00305622"/>
    </style:style>
    <style:style style:name="P55" style:family="paragraph" style:parent-style-name="Text_20_body" style:list-style-name="L6">
      <style:text-properties officeooo:rsid="0030aeba" officeooo:paragraph-rsid="0030aeba"/>
    </style:style>
    <style:style style:name="P56" style:family="paragraph" style:parent-style-name="Text_20_body" style:list-style-name="L3">
      <style:text-properties officeooo:rsid="003a17ce" officeooo:paragraph-rsid="003a17ce"/>
    </style:style>
    <style:style style:name="P57" style:family="paragraph" style:parent-style-name="Text_20_body">
      <style:text-properties officeooo:paragraph-rsid="0043d483"/>
    </style:style>
    <style:style style:name="P58" style:family="paragraph" style:parent-style-name="Text_20_body">
      <style:text-properties officeooo:rsid="0044f758" officeooo:paragraph-rsid="0044f758"/>
    </style:style>
    <style:style style:name="P59" style:family="paragraph" style:parent-style-name="Text_20_body">
      <style:text-properties officeooo:rsid="00487737" officeooo:paragraph-rsid="00487737"/>
    </style:style>
    <style:style style:name="P60" style:family="paragraph" style:parent-style-name="Text_20_body">
      <style:text-properties officeooo:rsid="004d73e4" officeooo:paragraph-rsid="004d73e4"/>
    </style:style>
    <style:style style:name="P61" style:family="paragraph" style:parent-style-name="Text_20_body">
      <style:text-properties officeooo:rsid="004d73e4" officeooo:paragraph-rsid="005146e5"/>
    </style:style>
    <style:style style:name="P62" style:family="paragraph" style:parent-style-name="Text_20_body">
      <style:text-properties officeooo:rsid="005146e5" officeooo:paragraph-rsid="005146e5"/>
    </style:style>
    <style:style style:name="P63" style:family="paragraph" style:parent-style-name="Text_20_body">
      <style:text-properties officeooo:rsid="00541cc9" officeooo:paragraph-rsid="00541cc9"/>
    </style:style>
    <style:style style:name="P64" style:family="paragraph" style:parent-style-name="Text_20_body">
      <style:text-properties officeooo:rsid="0057b755" officeooo:paragraph-rsid="0057b755"/>
    </style:style>
    <style:style style:name="P65" style:family="paragraph" style:parent-style-name="Text_20_body">
      <style:text-properties officeooo:rsid="00592240" officeooo:paragraph-rsid="00592240"/>
    </style:style>
    <style:style style:name="P66" style:family="paragraph" style:parent-style-name="Text_20_body">
      <style:text-properties officeooo:rsid="00594adb" officeooo:paragraph-rsid="00594adb"/>
    </style:style>
    <style:style style:name="P67" style:family="paragraph" style:parent-style-name="Text_20_body">
      <style:text-properties officeooo:rsid="005ae428" officeooo:paragraph-rsid="005ae428"/>
    </style:style>
    <style:style style:name="P68" style:family="paragraph" style:parent-style-name="Text_20_body">
      <style:text-properties officeooo:rsid="005ce940" officeooo:paragraph-rsid="005ce940"/>
    </style:style>
    <style:style style:name="P69" style:family="paragraph" style:parent-style-name="Text_20_body">
      <style:text-properties officeooo:paragraph-rsid="005e37f3"/>
    </style:style>
    <style:style style:name="P70" style:family="paragraph" style:parent-style-name="Text_20_body">
      <style:text-properties officeooo:rsid="00629712" officeooo:paragraph-rsid="00629712"/>
    </style:style>
    <style:style style:name="P71" style:family="paragraph" style:parent-style-name="Text_20_body" style:list-style-name="L7">
      <style:text-properties officeooo:rsid="00629712" officeooo:paragraph-rsid="00629712"/>
    </style:style>
    <style:style style:name="P72" style:family="paragraph" style:parent-style-name="Text_20_body" style:list-style-name="L7">
      <style:text-properties officeooo:rsid="00629712" officeooo:paragraph-rsid="00641154"/>
    </style:style>
    <style:style style:name="P73" style:family="paragraph" style:parent-style-name="Text_20_body">
      <style:text-properties officeooo:rsid="0064a997" officeooo:paragraph-rsid="0064a997"/>
    </style:style>
    <style:style style:name="P74" style:family="paragraph" style:parent-style-name="Text_20_body" style:list-style-name="L8">
      <style:text-properties officeooo:paragraph-rsid="0064a997"/>
    </style:style>
    <style:style style:name="P75" style:family="paragraph" style:parent-style-name="Text_20_body">
      <style:text-properties officeooo:rsid="0064e6a2" officeooo:paragraph-rsid="0064e6a2"/>
    </style:style>
    <style:style style:name="P76" style:family="paragraph" style:parent-style-name="Text_20_body">
      <style:text-properties officeooo:rsid="00667880" officeooo:paragraph-rsid="00667880"/>
    </style:style>
    <style:style style:name="P77" style:family="paragraph" style:parent-style-name="Text_20_body">
      <style:text-properties officeooo:rsid="00669d70" officeooo:paragraph-rsid="00669d70"/>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3189e"/>
    </style:style>
    <style:style style:name="T2" style:family="text">
      <style:text-properties officeooo:rsid="00091a96"/>
    </style:style>
    <style:style style:name="T3" style:family="text">
      <style:text-properties officeooo:rsid="000a2ded"/>
    </style:style>
    <style:style style:name="T4" style:family="text">
      <style:text-properties officeooo:rsid="0015b533"/>
    </style:style>
    <style:style style:name="T5" style:family="text">
      <style:text-properties officeooo:rsid="001707de"/>
    </style:style>
    <style:style style:name="T6" style:family="text">
      <style:text-properties officeooo:rsid="0018cbec"/>
    </style:style>
    <style:style style:name="T7" style:family="text">
      <style:text-properties officeooo:rsid="001b698f"/>
    </style:style>
    <style:style style:name="T8" style:family="text">
      <style:text-properties officeooo:rsid="003329d0"/>
    </style:style>
    <style:style style:name="T9" style:family="text">
      <style:text-properties officeooo:rsid="002319db"/>
    </style:style>
    <style:style style:name="T10" style:family="text">
      <style:text-properties officeooo:rsid="002aed99"/>
    </style:style>
    <style:style style:name="T11" style:family="text">
      <style:text-properties fo:font-style="normal" style:font-style-asian="normal" style:font-style-complex="normal"/>
    </style:style>
    <style:style style:name="T12" style:family="text">
      <style:text-properties fo:font-style="normal" officeooo:rsid="0029c0e5" style:font-style-asian="normal" style:font-style-complex="normal"/>
    </style:style>
    <style:style style:name="T13" style:family="text">
      <style:text-properties officeooo:rsid="002a1b7f"/>
    </style:style>
    <style:style style:name="T14" style:family="text">
      <style:text-properties officeooo:rsid="0027a581"/>
    </style:style>
    <style:style style:name="T15" style:family="text">
      <style:text-properties officeooo:rsid="00267889"/>
    </style:style>
    <style:style style:name="T16" style:family="text">
      <style:text-properties fo:font-style="italic" style:font-style-asian="italic" style:font-style-complex="italic"/>
    </style:style>
    <style:style style:name="T17" style:family="text">
      <style:text-properties fo:font-style="italic" officeooo:rsid="001762ce" style:font-style-asian="italic" style:font-style-complex="italic"/>
    </style:style>
    <style:style style:name="T18" style:family="text">
      <style:text-properties officeooo:rsid="00315104"/>
    </style:style>
    <style:style style:name="T19" style:family="text">
      <style:text-properties fo:font-size="12pt" style:font-size-asian="12pt" style:font-size-complex="12pt"/>
    </style:style>
    <style:style style:name="T20" style:family="text">
      <style:text-properties fo:font-size="12pt" officeooo:rsid="0035e402" style:font-size-asian="12pt" style:font-size-complex="12pt"/>
    </style:style>
    <style:style style:name="T21" style:family="text">
      <style:text-properties fo:font-size="12pt" officeooo:rsid="0022158b" style:font-size-asian="12pt" style:font-size-complex="12pt"/>
    </style:style>
    <style:style style:name="T22" style:family="text">
      <style:text-properties officeooo:rsid="001a5c77"/>
    </style:style>
    <style:style style:name="T23" style:family="text">
      <style:text-properties officeooo:rsid="001ab7dd"/>
    </style:style>
    <style:style style:name="T24" style:family="text">
      <style:text-properties fo:font-size="13pt" style:font-size-asian="13pt" style:font-size-complex="13pt"/>
    </style:style>
    <style:style style:name="T25" style:family="text">
      <style:text-properties fo:font-size="13pt" officeooo:rsid="0022158b" style:font-size-asian="13pt" style:font-size-complex="13pt"/>
    </style:style>
    <style:style style:name="T26" style:family="text">
      <style:text-properties fo:font-size="13pt" officeooo:rsid="00407031" style:font-size-asian="13pt" style:font-size-complex="13pt"/>
    </style:style>
    <style:style style:name="T27" style:family="text">
      <style:text-properties fo:font-size="13pt" officeooo:rsid="00420c97" style:font-size-asian="13pt" style:font-size-complex="13pt"/>
    </style:style>
    <style:style style:name="T28" style:family="text">
      <style:text-properties fo:font-size="13pt" officeooo:rsid="003a425f" style:font-size-asian="13pt" style:font-size-complex="13pt"/>
    </style:style>
    <style:style style:name="T29" style:family="text">
      <style:text-properties fo:font-size="13pt" officeooo:rsid="003d8a9b" style:font-size-asian="13pt" style:font-size-complex="13pt"/>
    </style:style>
    <style:style style:name="T30" style:family="text">
      <style:text-properties fo:font-size="13pt" officeooo:rsid="003c935e" style:font-size-asian="13pt" style:font-size-complex="13pt"/>
    </style:style>
    <style:style style:name="T31" style:family="text">
      <style:text-properties officeooo:rsid="0027bddf"/>
    </style:style>
    <style:style style:name="T32" style:family="text">
      <style:text-properties officeooo:rsid="0028b12b"/>
    </style:style>
    <style:style style:name="T33" style:family="text">
      <style:text-properties officeooo:rsid="0030aeba"/>
    </style:style>
    <style:style style:name="T34" style:family="text">
      <style:text-properties officeooo:rsid="00334b96"/>
    </style:style>
    <style:style style:name="T35" style:family="text">
      <style:text-properties officeooo:rsid="0035fbd4"/>
    </style:style>
    <style:style style:name="T36" style:family="text">
      <style:text-properties officeooo:rsid="00367343"/>
    </style:style>
    <style:style style:name="T37" style:family="text">
      <style:text-properties officeooo:rsid="003d653a"/>
    </style:style>
    <style:style style:name="T38" style:family="text">
      <style:text-properties officeooo:rsid="0045f221"/>
    </style:style>
    <style:style style:name="T39" style:family="text">
      <style:text-properties officeooo:rsid="00497763"/>
    </style:style>
    <style:style style:name="T40" style:family="text">
      <style:text-properties officeooo:rsid="004ef7c5"/>
    </style:style>
    <style:style style:name="T41" style:family="text">
      <style:text-properties officeooo:rsid="00530898"/>
    </style:style>
    <style:style style:name="T42" style:family="text">
      <style:text-properties officeooo:rsid="005575f1"/>
    </style:style>
    <style:style style:name="T43" style:family="text">
      <style:text-properties officeooo:rsid="005e37f3"/>
    </style:style>
    <style:style style:name="T44" style:family="text">
      <style:text-properties officeooo:rsid="005e4076"/>
    </style:style>
    <style:style style:name="T45" style:family="text">
      <style:text-properties officeooo:rsid="00612a85"/>
    </style:style>
    <style:style style:name="T46" style:family="text">
      <style:text-properties officeooo:rsid="00641154"/>
    </style:style>
    <style:style style:name="T47" style:family="text">
      <style:text-properties officeooo:rsid="0064a997"/>
    </style:style>
    <style:style style:name="T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 text:is-list-header="true"><text:bookmark-start text:name="__RefHeading___Toc1054_1345261170"/>Scope<text:bookmark-end text:name="__RefHeading___Toc1054_1345261170"/></text:h>
      <text:p text:style-name="P2">The purpose of this report is to show the results of a project that explored techniques for lessening financial and resource related burdens in video game development. This report may be helpful most to developers small in size or budget that are looking to explore ways to ease development without compromising their creations. <text:span text:style-name="T1">This report covers two particular exploratory concepts that aim to enhance the racing game genre, but modified versions of the approach taken in this project could be applied to many other types of video game. </text:span><office:annotation office:name="__Annotation__1281_1345261170"><dc:creator>Unknown Author</dc:creator><dc:date>2016-03-29T14:59:15</dc:date><text:p><text:span text:style-name="T48">Needs rephrasing, messy/ramble</text:span></text:p></office:annotation><text:span text:style-name="T1">This report does not cover analysis of techniques outside the scope of project, which could be equally successful, however it hopefully makes a strong case for the general argument of the sorts of approaches taken in this project applied across a larger spectrum of projects.</text:span><office:annotation-end office:name="__Annotation__1281_1345261170"/></text:p>
      <text:h text:style-name="P28" text:outline-level="1" text:is-list-header="true"><text:bookmark-start text:name="__RefHeading___Toc1056_1345261170"/>Abstract<text:bookmark-end text:name="__RefHeading___Toc1056_1345261170"/></text:h>
      <text:p text:style-name="P3">FIXME WRITE THIS LAST</text:p>
      <text:h text:style-name="P28" text:outline-level="1" text:is-list-header="true"><text:bookmark-start text:name="__RefHeading___Toc1058_1345261170"/>Key Words<text:bookmark-end text:name="__RefHeading___Toc1058_1345261170"/></text:h>
      <text:p text:style-name="P4"><text:span text:style-name="T2">Videog</text:span>ame, Content, Procedural, Cost, <text:span text:style-name="T3">Difficulty</text:span></text:p>
      <text:h text:style-name="P28" text:outline-level="1" text:is-list-header="true"><text:bookmark-start text:name="__RefHeading___Toc1060_1345261170"/>Acknowledgements<text:bookmark-end text:name="__RefHeading___Toc1060_134526117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0"><text:a xlink:type="simple" xlink:href="#__RefHeading___Toc1062_1345261170" text:style-name="Index_20_Link" text:visited-style-name="Index_20_Link">1 – Introduction<text:tab/>3</text:a></text:p>
          <text:p text:style-name="P78"><text:a xlink:type="simple" xlink:href="#__RefHeading___Toc1064_1345261170" text:style-name="Index_20_Link" text:visited-style-name="Index_20_Link">1.1 – Background Information<text:tab/>3</text:a></text:p>
          <text:p text:style-name="P78"><text:a xlink:type="simple" xlink:href="#__RefHeading___Toc2531_1345261170" text:style-name="Index_20_Link" text:visited-style-name="Index_20_Link">1.2 – Personal Interest<text:tab/>3</text:a></text:p>
          <text:p text:style-name="P78"><text:a xlink:type="simple" xlink:href="#__RefHeading___Toc586_1813827649" text:style-name="Index_20_Link" text:visited-style-name="Index_20_Link">1.3 – Technical Research<text:tab/>3</text:a></text:p>
          <text:p text:style-name="P78"><text:a xlink:type="simple" xlink:href="#__RefHeading___Toc588_1813827649" text:style-name="Index_20_Link" text:visited-style-name="Index_20_Link">1.4 – Technical Implementation<text:tab/>5</text:a></text:p>
          <text:p text:style-name="P78"><text:a xlink:type="simple" xlink:href="#__RefHeading___Toc590_1813827649" text:style-name="Index_20_Link" text:visited-style-name="Index_20_Link">1.5 – Project Description<text:tab/>5</text:a></text:p>
          <text:p text:style-name="P78"><text:a xlink:type="simple" xlink:href="#__RefHeading___Toc2535_1345261170" text:style-name="Index_20_Link" text:visited-style-name="Index_20_Link">1.6 – Aims and Objectives<text:tab/>6</text:a></text:p>
          <text:p text:style-name="P30"><text:a xlink:type="simple" xlink:href="#__RefHeading___Toc2274_1345261170" text:style-name="Index_20_Link" text:visited-style-name="Index_20_Link">2 – Requirements<text:tab/>7</text:a></text:p>
          <text:p text:style-name="P78"><text:a xlink:type="simple" xlink:href="#__RefHeading___Toc592_1813827649" text:style-name="Index_20_Link" text:visited-style-name="Index_20_Link">2.1 – Driving<text:tab/>7</text:a></text:p>
          <text:p text:style-name="P78"><text:a xlink:type="simple" xlink:href="#__RefHeading___Toc594_1813827649" text:style-name="Index_20_Link" text:visited-style-name="Index_20_Link">2.2 – Visuals<text:tab/>7</text:a></text:p>
          <text:p text:style-name="P78"><text:a xlink:type="simple" xlink:href="#__RefHeading___Toc596_1813827649" text:style-name="Index_20_Link" text:visited-style-name="Index_20_Link">2.3 – Track Generation<text:tab/>7</text:a></text:p>
          <text:p text:style-name="P78"><text:a xlink:type="simple" xlink:href="#__RefHeading___Toc598_1813827649" text:style-name="Index_20_Link" text:visited-style-name="Index_20_Link">2.4 – Difficulty<text:tab/>8</text:a></text:p>
          <text:p text:style-name="P30"><text:a xlink:type="simple" xlink:href="#__RefHeading___Toc2276_1345261170" text:style-name="Index_20_Link" text:visited-style-name="Index_20_Link">3 – Design<text:tab/>8</text:a></text:p>
          <text:p text:style-name="P30"><text:a xlink:type="simple" xlink:href="#__RefHeading___Toc2278_1345261170" text:style-name="Index_20_Link" text:visited-style-name="Index_20_Link">4 – Implementation<text:tab/>8</text:a></text:p>
          <text:p text:style-name="P30"><text:a xlink:type="simple" xlink:href="#__RefHeading___Toc2280_1345261170" text:style-name="Index_20_Link" text:visited-style-name="Index_20_Link">5 – Testing<text:tab/>8</text:a></text:p>
          <text:p text:style-name="P30"><text:a xlink:type="simple" xlink:href="#__RefHeading___Toc2282_1345261170" text:style-name="Index_20_Link" text:visited-style-name="Index_20_Link">6 – Recommendations<text:tab/>8</text:a></text:p>
          <text:p text:style-name="P30"><text:a xlink:type="simple" xlink:href="#__RefHeading___Toc1066_1345261170" text:style-name="Index_20_Link" text:visited-style-name="Index_20_Link">7 – Conclusion<text:tab/>8</text:a></text:p>
          <text:p text:style-name="P30"><text:a xlink:type="simple" xlink:href="#__RefHeading___Toc1068_1345261170" text:style-name="Index_20_Link" text:visited-style-name="Index_20_Link">8 – References<text:tab/>8</text:a></text:p>
          <text:p text:style-name="P30"><text:a xlink:type="simple" xlink:href="#__RefHeading___Toc1070_1345261170" text:style-name="Index_20_Link" text:visited-style-name="Index_20_Link">9 – Appendices<text:tab/>8</text:a></text:p>
        </text:index-body>
      </text:table-of-content>
      <text:p text:style-name="P1"/>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62_1345261170"/><text:soft-page-break/>Introduction<text:bookmark-end text:name="__RefHeading___Toc1062_1345261170"/></text:h>
      <text:h text:style-name="P31" text:outline-level="2"><text:bookmark-start text:name="__RefHeading___Toc1064_1345261170"/>Background Information<text:bookmark-end text:name="__RefHeading___Toc1064_1345261170"/></text:h>
      <text:p text:style-name="P5">The current landscape of the games industry is one that has been built upon year after year of technical improvement – with particular detail to graphical polish, <text:span text:style-name="T4">with an end result of hyper-realism as the end goal. This is particularly obvious with each new generation of video game consoles bringing a new baseline of acceptable detail.</text:span></text:p>
      <text:p text:style-name="P6">FIXME: add images showing the increase in detail – polys, lighting, etc.</text:p>
      <text:p text:style-name="P6">With the increased expectations from audiences of ever-increasing detail in the games that they play, it has resulted in a ballooning of budgets for games, despite the cost of games increasing slowly, and indeed being lower than in the early 1990s. <text:span text:style-name="T5">FIXME citations</text:span></text:p>
      <text:p text:style-name="P7"><office:annotation office:name="__Annotation__2309_1345261170"><dc:creator>Unknown Author</dc:creator><dc:date>2016-03-29T17:42:19</dc:date><text:p text:style-name="P80"><text:span text:style-name="T48">Messy, and too short/brief</text:span></text:p></office:annotation>The huge increase in size of budget has resulted in a large number of changes and developments in the industry, many of which are out of the scope of this report. The area of focus is on the <text:span text:style-name="T6">cost of asset creation due to the increase in graphical fidelity, and techniques that can be used to reduce this <text:s/>without hindering or compromising on player experience – or by taking things a step further, designing systems that are better than the traditional methods employed.</text:span><office:annotation-end office:name="__Annotation__2309_1345261170"/></text:p>
      <text:h text:style-name="P31" text:outline-level="2"><text:bookmark-start text:name="__RefHeading___Toc2531_1345261170"/>Personal Interest<text:bookmark-end text:name="__RefHeading___Toc2531_1345261170"/></text:h>
      <text:p text:style-name="P8"><text:span text:style-name="T7">My</text:span> motivation <text:span text:style-name="T7">for pursuing this project is due to my interest in having a career in video game development after graduating from university. This project stood out as an opportunity to apply a combination of the knowledge learnt from my course at Loughborough and furthering my skills and expertise in a direction that would further my potential and utility in a career setting of that particular job sector.</text:span></text:p>
      <text:h text:style-name="Heading_20_2" text:outline-level="2"><text:bookmark-start text:name="__RefHeading___Toc586_1813827649"/>Technical Research<text:bookmark-end text:name="__RefHeading___Toc586_1813827649"/></text:h>
      <text:p text:style-name="P11">Existing Approaches</text:p>
      <text:p text:style-name="P10">For a short-term Undergraduate project, a suitable level of scope and ambition had to be arrived at, given the resources, time and technical knowledge that is available. <text:span text:style-name="T9">As such, existing approaches to solving the production cost were examined, and the best approaches most suitable for the project were focused upon.</text:span></text:p>
      <text:p text:style-name="P12">Deliberate 'Low-fi' <text:span text:style-name="T10">stylistic choices</text:span></text:p>
      <text:p text:style-name="P14">While photo-realism's appeal lies in the desire to replicate the real world and speaks for itself, many companies have found that a conscious approach to instead focus on <text:span text:style-name="T11">style and aesthetics, things that do not rely on fidelity. Taking cues from media like cartoons – the results are often strong in vision and age gracefully – avoiding the pitfall where chasing photo-realism causes older games to age quickly as technology shows its shortcomings not many years later while specific style can be enduring and age significantly slower.</text:span></text:p>
      <text:p text:style-name="P19">The challenge with this is that strong aesthetics and theme require a stronger level of ability in the artistic and creative departments during concept phases of development, contrasting with photo-<text:soft-page-break/>realism which simply progresses rote techniques to chase the real world, a far more objectively measurable goal.</text:p>
      <text:p text:style-name="P12"><text:span text:style-name="T13">C</text:span>ontent <text:span text:style-name="T13">recycling</text:span></text:p>
      <text:p text:style-name="P15">Many projects, particularly ones with limited time-frames for development re-use assets and content to reduce the sheer size of the amount of content needed for the project. While effective when done tastefully and correctly, it is very easy to create the problem where such recycling is easily perceived by the player, and acts as a disincentive towards continued play and completion of the game. Repetition and the feeling of 'filler' content is hard if not impossible to avoid, as well as it being immersion-breaking, or highly limiting in scope <text:span text:style-name="T14">relevant to the original project vision.</text:span></text:p>
      <text:p text:style-name="P12">User-generated content and Sandbox <text:span text:style-name="T15">Systems</text:span></text:p>
      <text:p text:style-name="P16">Many games, most famously the recent cultural smash-hit <text:span text:style-name="T16">Minecraft </text:span><text:span text:style-name="T11">succeed in unloading the burden of content creation by instead providing the players with the tools and abilities to create their own experience. This is particularly powerful as it helps engage and involve the player in a way that resonates as respect in the player, as well as appealing to a wide variety of people, as each particular niche of player can choose to go in their own direction.</text:span></text:p>
      <text:p text:style-name="P16"><text:span text:style-name="T11">The downside to this approach is </text:span><text:span text:style-name="T12">that it is only suitable to games that work as sandboxes – games with tightly controlled pacing, or strong narratives are at odds with empowering the player creating their own path.</text:span></text:p>
      <text:p text:style-name="P12">Procedural content</text:p>
      <text:p text:style-name="P17">Generating content via algorithm has been done for many years, but rarely and mostly in select genres, and as fidelity of games increased, some of these genres dropped it in favour of developer-created content. The strength of procedurally generated content is that it engaged the player by making every playthrough different, keeping things fresh and exciting; while at the same time hopefully lowering the burden on the design and art teams of the development team.</text:p>
      <text:p text:style-name="P17">There are issues however – it is not suited to all genres of game, particularly those where tight control over the experience is needed for narrative reasons, similarly to the sandbox issues noted above. It is also possible that coding the functionality to drive this technique could take longer than simply creating it the usual way if the design is not carefully considered beforehand. Technical complexity aside, underfed design utilising procedural content could result in an underwhelming final product – where either the game isn't fun or the randomness does little to differentiate the gameplay moment to moment and playthrough to playthrough.</text:p>
      <text:p text:style-name="P13">Consciously lowered budget (and subsequent lower price to customer)</text:p>
      <text:p text:style-name="P18">Some companies – particularly independent ones, have decided to reject the chase towards realism, and instead place focus on simply achieving what they can with a much more limited budget, and having a lower-priced product to reflect the lower production costs. After all, fidelity doesn't equate to successful gameplay. The drawback to this approach is that it goes against the cultural expectation of ever-progressing realism and fidelity, and portions of players will dismiss or ignore such smaller games, instead focusing on the big blockbusters – a not dissimilar situation to non-mainstream film, television and music.</text:p>
      <text:p text:style-name="P20"><text:soft-page-break/></text:p>
      <text:p text:style-name="P20">For <text:span text:style-name="T18">this project, particular interest was garnered in procedural content generation, as well as using a low-fi aesthetic to further make the project possible for a single person inside the limit of the university year.</text:span></text:p>
      <text:p text:style-name="P9">Procedural content has become a little more common recently, but it has largely been inside the realms of 2D platforming or RPG games. This project will try to implement similar characteristics in a common blockbuster game genre – racing games. <text:span text:style-name="T8">One such attempt of this was found in a PhD project, already displaying several quality which this project hopes to pursue, but also lacking in other areas which are felt to be important components of succeeding.</text:span></text:p>
      <text:h text:style-name="Heading_20_2" text:outline-level="2"><text:bookmark-start text:name="__RefHeading___Toc588_1813827649"/>Technical Implementation<text:bookmark-end text:name="__RefHeading___Toc588_1813827649"/></text:h>
      <text:p text:style-name="P20"><office:annotation office:name="__Annotation__2565_1345261170"><dc:creator>Unknown Author</dc:creator><dc:date>2016-03-29T18:54:04</dc:date><text:p text:style-name="P80"><text:span text:style-name="T48">Need to expand on this way more, including saying what unreal gives me and what it does not.</text:span></text:p></office:annotation><text:span text:style-name="T21">T</text:span><text:span text:style-name="T20">o realise the vision of a procedural racing game, it is apparent that creating such technology from scratch would be futile, and so the intent from the start of this project was to learn and leverage existing technology as used in the games industry – much like it is in the commercial world, matching and working in parallel with the situation many studios find themselves in, thus making any success in the project much more directly applicable in the real world rather than being held by some theoretical or practical issues stopping it from being put to practical use on the industry problem discussed at the start of this brief.</text:span></text:p>
      <text:p text:style-name="P21"><text:span text:style-name="T20">F</text:span><text:span text:style-name="T19">or this reason, this project will be built using the Unreal Engine – the industry standard technology used by companies all over the world. Recently the engine's pipeline has been tailored to allow for smaller projects with less experienced and fewer people involved, but also allowing powerful leverage of the functionality present. This will allow the project to focus on the specifics of the procedural generation with regards to track generation and difficulty, rather than spending all of the time on interesting but irrelevant challenges of things like physics and rendering.</text:span><office:annotation-end office:name="__Annotation__2565_1345261170"/></text:p>
      <text:h text:style-name="P32" text:outline-level="2"><text:bookmark-start text:name="__RefHeading___Toc590_1813827649"/>Project Description<text:bookmark-end text:name="__RefHeading___Toc590_1813827649"/></text:h>
      <text:p text:style-name="P27"><office:annotation office:name="__Annotation__2581_1345261170"><dc:creator>Unknown Author</dc:creator><dc:date>2016-03-29T18:59:21</dc:date><text:p text:style-name="P80"><text:span text:style-name="T48">Not sure if I need this section?</text:span></text:p></office:annotation>The initial description of the project was the following abstract:</text:p>
      <text:p text:style-name="P26">“This project will explore the possibilities and potential behind procedurally generated video game content in the form of a futuristic racing game, whereby the racing track will be generated on the fly, giving each successive play of the game a fresh challenge and experience. This idea stems from the very real problem that modern video game companies face when financing the creation of games with production costs skyrocketing and fidelity ever-increasing.<text:line-break/><text:line-break/>By creating a nuanced set of analysis tools and algorithms that assess how the player is doing, the tracks can not only be generated automatically, but also be partially tailored to the current player in question, creating a personalised game experience by being matched to the ability of the player. The two main challenges of this project are uniting the influence of the algorithm and level generation with an engaging racing game, and the technical challenge of the game engine used for the project.”</text:p>
      <text:p text:style-name="P27">Which led to the finalised project statement:</text:p>
      <text:p text:style-name="P27"><text:soft-page-break/><text:span text:style-name="T17">“T</text:span><text:span text:style-name="T16">o explore the relationship between procedural content generation and dynamic difficulty in video games.”</text:span><office:annotation-end office:name="__Annotation__2581_1345261170"/></text:p>
      <text:h text:style-name="P33" text:outline-level="2"><text:bookmark-start text:name="__RefHeading___Toc2535_1345261170"/>Aims and Objectives<text:bookmark-end text:name="__RefHeading___Toc2535_1345261170"/></text:h>
      <text:p text:style-name="P23">The initial project description was refined and distilled down into the following core requirements for the project:</text:p>
      <text:list xml:id="list4101216654761087757" text:style-name="L1">
        <text:list-item>
          <text:p text:style-name="P40">The game will be a futuristic racing game with abstract and minimal visuals</text:p>
        </text:list-item>
        <text:list-item>
          <text:p text:style-name="P40">The game will focus on <text:span text:style-name="T37">single-player</text:span> gameplay goals</text:p>
        </text:list-item>
        <text:list-item>
          <text:p text:style-name="P41">The track will be <text:span text:style-name="T22">procedurally </text:span>generated <text:span text:style-name="T23">chunk by chunk</text:span></text:p>
        </text:list-item>
        <text:list-item>
          <text:p text:style-name="P41">The performance of the player will be analysed to influence the track shape and difficulty</text:p>
        </text:list-item>
      </text:list>
      <text:p text:style-name="P22"/>
      <text:p text:style-name="P24"><text:span text:style-name="T25">T</text:span><text:span text:style-name="T24">he visuals will take inspiration from low-polygon art, which focuses on basic, simple shapes making up a stylised simplistic look – allowing for a quicker content pipeline which is another technique for reducing production costs as elaborated on further up in this brief. </text:span><text:span text:style-name="T26">It also allows for more focus on the main interest of the</text:span><text:span text:style-name="T27"> </text:span><text:span text:style-name="T26">procedural content.</text:span></text:p>
      <text:p text:style-name="P24"><text:span text:style-name="T24">While </text:span><text:span text:style-name="T30">multi-player</text:span><text:span text:style-name="T24"> is common in racing games, the scope of the procedural generation makes for enough of a project without involving networking or player interaction which are another layer of complexity better suited to a longer </text:span><text:span text:style-name="T28">or subsequent project.</text:span></text:p>
      <text:p text:style-name="P25"><text:span text:style-name="T28">A</text:span><text:span text:style-name="T24">s the track is generated as the game is played, it will be created in chunks, possibly using spline curves to control the transform of each turn and straight of the track. This also allows for an </text:span><text:span text:style-name="T29">'</text:span><text:span text:style-name="T24">infinite track</text:span><text:span text:style-name="T29">'</text:span><text:span text:style-name="T24"> style of mode.</text:span></text:p>
      <text:p text:style-name="P42">Player performance will be important to the project – measuring this will be from a mixture of variables, but could include things such as completion of track chunks versus a par, how often the player is colliding with the track sides and if the player is having to brake/lose speed often. All of these factors will have to be considered together and will form a large part of the main focus on the project.</text:p>
      <text:p text:style-name="P42"/>
      <text:p text:style-name="P42"/>
      <text:p text:style-name="P42"/>
      <text:p text:style-name="P42"/>
      <text:p text:style-name="P42"/>
      <text:h text:style-name="P29" text:outline-level="1"><text:bookmark-start text:name="__RefHeading___Toc2274_1345261170"/><text:soft-page-break/>Requirements<text:bookmark-end text:name="__RefHeading___Toc2274_1345261170"/></text:h>
      <text:list xml:id="list1526892781085567557" text:style-name="L2">
        <text:list-header>
          <text:p text:style-name="P43">Expanding on the aims and objectives, the following requirements were made that reflect the necessary accomplishments needed for the project to be a success in the goals that it set out to achieve.</text:p>
        </text:list-header>
      </text:list>
      <text:h text:style-name="Heading_20_2" text:outline-level="2"><text:bookmark-start text:name="__RefHeading___Toc592_1813827649"/>Driving<text:bookmark-end text:name="__RefHeading___Toc592_1813827649"/></text:h>
      <text:list xml:id="list3579683009332474723" text:style-name="L3">
        <text:list-item>
          <text:p text:style-name="P44">The driving style of the player vehicle will be a fast reactions-test (as opposed to a realistic simulation)</text:p>
        </text:list-item>
        <text:list-item>
          <text:p text:style-name="P53">The player will be highly discouraged from making any contact with the wall by incurring strong speed reductions upon collision</text:p>
        </text:list-item>
        <text:list-item>
          <text:p text:style-name="P56">Due to the procedural nature of the track, the player will be given ample warning of the obstacles ahead via camera placement and distance.</text:p>
        </text:list-item>
      </text:list>
      <text:h text:style-name="P34" text:outline-level="2"><text:bookmark-start text:name="__RefHeading___Toc594_1813827649"/>Visuals<text:bookmark-end text:name="__RefHeading___Toc594_1813827649"/></text:h>
      <text:list xml:id="list1306983379872415034" text:style-name="L6">
        <text:list-item>
          <text:p text:style-name="P52">A simple visual design will be used to present a cohesive but informative presentation to the player</text:p>
        </text:list-item>
        <text:list-item>
          <text:p text:style-name="P52">Visual cues will be used to inform the player of important information to use as few UI and text elements as possible</text:p>
          <text:list>
            <text:list-item>
              <text:p text:style-name="P52">Player speed will be shown by the behaviour of the camera and the visual look of the vehicle</text:p>
            </text:list-item>
            <text:list-item>
              <text:p text:style-name="P55">Likewise, slowdowns will be shown by camera distortion and movement</text:p>
            </text:list-item>
            <text:list-item>
              <text:p text:style-name="P54">Track progress will be shown via colour and <text:span text:style-name="T33">other effects on top of standard textual information</text:span></text:p>
            </text:list-item>
          </text:list>
        </text:list-item>
      </text:list>
      <text:h text:style-name="P34" text:outline-level="2"><text:bookmark-start text:name="__RefHeading___Toc596_1813827649"/>Track Generation<text:bookmark-end text:name="__RefHeading___Toc596_1813827649"/></text:h>
      <text:list xml:id="list2610274041202225101" text:style-name="L5">
        <text:list-item>
          <text:p text:style-name="P48">The track shape will be created in chunks using B-Splines, with which a 3D mesh is deformed around to create the actual track to drive <text:span text:style-name="T32">inside</text:span>.</text:p>
        </text:list-item>
        <text:list-item>
          <text:p text:style-name="P49">The track will feature several types of turns and curves, reflecting a real life driving track:</text:p>
          <text:list>
            <text:list-item>
              <text:p text:style-name="P50">straights</text:p>
            </text:list-item>
            <text:list-item>
              <text:p text:style-name="P50">turns</text:p>
            </text:list-item>
            <text:list-item>
              <text:p text:style-name="P50">‘sharp’ turns</text:p>
            </text:list-item>
            <text:list-item>
              <text:p text:style-name="P50">s-bends</text:p>
            </text:list-item>
          </text:list>
        </text:list-item>
        <text:list-item>
          <text:p text:style-name="P51">Each of the types of track pieces apart from the straights will be modified by the difficulty, <text:span text:style-name="T34">either</text:span> making them sharper <text:span text:style-name="T35">(harder)</text:span> or straighter <text:span text:style-name="T35">(easier).</text:span></text:p>
        </text:list-item>
      </text:list>
      <text:h text:style-name="P34" text:outline-level="2"><text:bookmark-start text:name="__RefHeading___Toc598_1813827649"/><text:soft-page-break/>Difficulty<text:bookmark-end text:name="__RefHeading___Toc598_1813827649"/></text:h>
      <text:list xml:id="list6604964882635708049" text:style-name="L4">
        <text:list-item>
          <text:p text:style-name="P45">The difficulty will gradually linearly increase over time, regardless of player performance</text:p>
        </text:list-item>
        <text:list-item>
          <text:p text:style-name="P45">After the first four gates (checkpoints), the player’s performance will be measured and used to formulate a score which will influence whether new pieces of the track will be easier or harder</text:p>
        </text:list-item>
        <text:list-item>
          <text:p text:style-name="P45"><text:span text:style-name="T36">Several</text:span> stat<text:span text:style-name="T36">istics</text:span> will be tracked for measuring performance, <text:span text:style-name="T36">over the course of the latest thirty seconds of playtime</text:span>:</text:p>
          <text:list>
            <text:list-item>
              <text:p text:style-name="P45">number of collisions</text:p>
            </text:list-item>
            <text:list-item>
              <text:p text:style-name="P45">number of times brakes used</text:p>
            </text:list-item>
            <text:list-item>
              <text:p text:style-name="P45">top speed</text:p>
            </text:list-item>
            <text:list-item>
              <text:p text:style-name="P45">average speed</text:p>
            </text:list-item>
            <text:list-item>
              <text:p text:style-name="P47"><text:span text:style-name="T31">average time left on gate</text:span></text:p>
            </text:list-item>
          </text:list>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29" text:outline-level="1"><text:bookmark-start text:name="__RefHeading___Toc2276_1345261170"/><text:soft-page-break/>Design<text:bookmark-end text:name="__RefHeading___Toc2276_1345261170"/></text:h>
      <text:h text:style-name="P35" text:outline-level="2">Visual <text:span text:style-name="T44">Identity</text:span></text:h>
      <text:p text:style-name="P58">The overall project visual style used is known as ‘low-poly’ in graphics and <text:span text:style-name="T38">visual design. Low-poly is characterised by its 3D meshes that are deliberately using a low number of polygons and zero textures, instead opting to use flat, matte colours. The result is a striking and distinct look achieved with less resources and time needed for creation, making it a sensible choice for the project.</text:span></text:p>
      <text:p text:style-name="P59">Examples of <text:span text:style-name="T39">this are shown in figures </text:span><text:span text:style-name="T39"><office:annotation office:name="__Annotation__1305_1813827649"><dc:creator>Unknown Author</dc:creator><dc:date>2016-04-03T16:20:09.974000000</dc:date><text:p text:style-name="P79"><text:span text:style-name="T49">This needs properly setting</text:span></text:p></office:annotation></text:span><text:span text:style-name="T39">x-x.</text:span><office:annotation-end office:name="__Annotation__1305_1813827649"/><text:span text:style-name="T39"> </text:span></text:p>
      <text:p text:style-name="P60">FIXME add low poly refs!</text:p>
      <text:h text:style-name="Heading_20_2" text:outline-level="2">Vehicle</text:h>
      <text:h text:style-name="P38" text:outline-level="3">Vehicle Look</text:h>
      <text:p text:style-name="P61">For the design of the player vehicle, inspiration was taken from past and present racing games with a futuristic aesthetic. The key feature of the vehicles is that they are hovering, rather than having realistic wheel physics. <text:span text:style-name="T40"><office:annotation office:name="__Annotation__1346_1813827649"><dc:creator>Unknown Author</dc:creator><dc:date>2016-04-03T16:43:34.123000000</dc:date><text:p text:style-name="P79"><text:span text:style-name="T49">Reword this</text:span></text:p></office:annotation></text:span><text:span text:style-name="T40">This also gives the benefit of explaining the feel and potential for the vehicle without conflicting with the player’s suspension of disbelief where the vehicle might be defying the reality of physics on a wheel-based car.</text:span><office:annotation-end office:name="__Annotation__1346_1813827649"/></text:p>
      <text:p text:style-name="P62">FIXME add wipeout etc. images!!</text:p>
      <text:p text:style-name="P62">Several designs were drawn, with the intention of possibly offering the player a choice of vehicle with different handling <text:span text:style-name="T41">characteristics</text:span>, unlocked by progression of the game, <text:span text:style-name="T42">however the focus to begin with was a single vehicle.</text:span></text:p>
      <text:p text:style-name="P63">FIXME add three drawings kathy did</text:p>
      <text:h text:style-name="P37" text:outline-level="3">Vehicle Handling</text:h>
      <text:p text:style-name="P64">The vehicle handling must reflect the speed and orientation of the current input from the player.</text:p>
      <text:p text:style-name="P64">By increasing the distance of the player camera from the vehicle when going faster, and decreasing it when going slower, camera distance acts as an obvious and immediate indication to the player of their current speed.</text:p>
      <text:p text:style-name="P65">FIXME add camera distance diagram</text:p>
      <text:p text:style-name="P66">Vehicle trails will also be dynamic, based upon the current speed. By enlarging and shifting the colour of the trail, as well as increasing the number of trails as the vehicle speed is increased, it gives the player further visual information of their speed.</text:p>
      <text:p text:style-name="P67">FIXME add vehicle trail diagram</text:p>
      <text:p text:style-name="P67">Vehicle rotation is used to help show the player the degree at which they are turning, as at higher speed is it important to turn and take corners in a more precise fashion.</text:p>
      <text:p text:style-name="P67">FIXME show ship rotation diagram</text:p>
      <text:p text:style-name="P68"><text:soft-page-break/>Actual numbers of the current speed will be shown in the corner of the screen, large enough to be read at a glance so the player doesn’t have to take their gaze off the track ahead, but small enough that it doesn’t cover too much of the graphical world behind it.</text:p>
      <text:p text:style-name="P69"><text:span text:style-name="T43">FIXME: show player speed UI</text:span></text:p>
      <text:h text:style-name="P35" text:outline-level="2">Track</text:h>
      <text:h text:style-name="P39" text:outline-level="3">Track Piece Shapes</text:h>
      <text:p text:style-name="P70">The main track pieces are the following:</text:p>
      <text:list xml:id="list2675497553509419224" text:style-name="L7">
        <text:list-item>
          <text:p text:style-name="P71">Straight</text:p>
          <text:list>
            <text:list-item>
              <text:p text:style-name="P71">FIXME <text:span text:style-name="T46">add diagram</text:span></text:p>
            </text:list-item>
          </text:list>
        </text:list-item>
        <text:list-item>
          <text:p text:style-name="P71">Curve</text:p>
          <text:list>
            <text:list-item>
              <text:p text:style-name="P72">FIXME <text:span text:style-name="T46">add diagram</text:span></text:p>
            </text:list-item>
          </text:list>
        </text:list-item>
        <text:list-item>
          <text:p text:style-name="P71">Tight curve</text:p>
          <text:list>
            <text:list-item>
              <text:p text:style-name="P72">FIXME <text:span text:style-name="T46">add diagram</text:span></text:p>
            </text:list-item>
          </text:list>
        </text:list-item>
        <text:list-item>
          <text:p text:style-name="P71">S-bend</text:p>
          <text:list>
            <text:list-item>
              <text:p text:style-name="P72">FIXME <text:span text:style-name="T46">add diagram</text:span></text:p>
            </text:list-item>
          </text:list>
        </text:list-item>
      </text:list>
      <text:p text:style-name="P73">These pieces are then malleable depending on the current difficulty:</text:p>
      <text:list xml:id="list2071194509845994179" text:style-name="L8">
        <text:list-item>
          <text:p text:style-name="P74"><text:span text:style-name="T47">FIXME s-bend and curve straighter and tigher</text:span></text:p>
        </text:list-item>
      </text:list>
      <text:h text:style-name="P39" text:outline-level="3">Track Piece <text:span text:style-name="T45">L</text:span>ook</text:h>
      <text:p text:style-name="P75">The trackpieces use a small single slice of a track which provides sides for collision, and a floor for the ‘hover’ of the vehicle to look correct and function.</text:p>
      <text:p text:style-name="P76">FIXME add diagram of track slice</text:p>
      <text:p text:style-name="P76">This piece is then stretched and warped to follow each bezier spline curve, providing a smooth and seamless join between each chunk of track.</text:p>
      <text:p text:style-name="P77">The track will be in-step with the rest of the game with a low-poly, textureless appearance of solid colour.</text:p>
      <text:h text:style-name="P36" text:outline-level="2">Difficulty Manager</text:h>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h text:style-name="P29" text:outline-level="1"><text:bookmark-start text:name="__RefHeading___Toc2278_1345261170"/>Implementation<text:bookmark-end text:name="__RefHeading___Toc2278_1345261170"/></text:h>
      <text:h text:style-name="P29" text:outline-level="1"><text:bookmark-start text:name="__RefHeading___Toc2280_1345261170"/>Testing<text:bookmark-end text:name="__RefHeading___Toc2280_1345261170"/></text:h>
      <text:h text:style-name="P29" text:outline-level="1"><text:bookmark-start text:name="__RefHeading___Toc2282_1345261170"/>Recommendations<text:bookmark-end text:name="__RefHeading___Toc2282_1345261170"/></text:h>
      <text:h text:style-name="P28" text:outline-level="1"><text:bookmark-start text:name="__RefHeading___Toc1066_1345261170"/>Conclusion<text:bookmark-end text:name="__RefHeading___Toc1066_1345261170"/></text:h>
      <text:h text:style-name="P28" text:outline-level="1"><text:bookmark-start text:name="__RefHeading___Toc1068_1345261170"/>References<text:bookmark-end text:name="__RefHeading___Toc1068_1345261170"/></text:h>
      <text:h text:style-name="P28" text:outline-level="1"><text:bookmark-start text:name="__RefHeading___Toc1070_1345261170"/>Appendices<text:bookmark-end text:name="__RefHeading___Toc1070_134526117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officeooo:rsid="00010741"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3:58:20.706000000</meta:creation-date>
    <dc:date>2016-04-03T17:47:06.034000000</dc:date>
    <meta:editing-duration>PT8H59M16S</meta:editing-duration>
    <meta:editing-cycles>95</meta:editing-cycles>
    <meta:generator>LibreOffice/5.1.0.3$Windows_x86 LibreOffice_project/5e3e00a007d9b3b6efb6797a8b8e57b51ab1f737</meta:generator>
    <meta:document-statistic meta:table-count="0" meta:image-count="0" meta:object-count="0" meta:page-count="11" meta:paragraph-count="146" meta:word-count="2877" meta:character-count="17406" meta:non-whitespace-character-count="14702"/>
  </office:meta>
</office:document-meta>
</file>